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723735201227138632"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5524962189420506836"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9145243968450099788"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812829112386663802"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751082684939126365"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622556209390329221"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964861150513425224"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3570381911391790529"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29530264" text:continue-list="list6964861150513425224"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447349742474330353"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513856"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520733"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29503151"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29509485"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528516"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soft-page-break/><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23">Sat March 6, 2021 <text:span text:style-name="T1">no running</text:span></text:p>
      <text:p text:style-name="P10"/>
      <text:p text:style-name="P23">Sun March 7, 2021</text:p>
      <text:p text:style-name="P10">Warm up:<text:span text:style-name="T2"> </text:span><text:s/><text:span text:style-name="T2">1.5 miles mainly on the 0.317 meter cemetery loop</text:span></text:p>
      <text:p text:style-name="P10">Run: <text:span text:style-name="T2">12 x cemetery loop = 3.80 miles in 40:10 or 10:34/mile</text:span></text:p>
      <text:p text:style-name="P23">3 loop splits:10:12, 10:23, 10:12, 9:23 with the last loop at 9:18/mile pace.</text:p>
      <text:p text:style-name="P23">Total ascent: 264 feet, Ave HR: 135</text:p>
      <text:p text:style-name="P23"/>
      <text:p text:style-name="P23">Mon March 8, 2021 <text:span text:style-name="T1">no running</text:span></text:p>
      <text:p text:style-name="P23"/>
      <text:p text:style-name="P23">Tues March 9, 2021 <text:span text:style-name="T1">6.1 miles running</text:span></text:p>
      <text:p text:style-name="P10">Warm up:<text:span text:style-name="T2"> 3 miles at various paces</text:span></text:p>
      <text:p text:style-name="P10">Run: <text:span text:style-name="T2">5K with Jim Fitch on Tamarack Dr on a nice day, <text:s/>Our Time: 29:26 <text:s/></text:span></text:p>
      <text:p text:style-name="P10"><text:span text:style-name="T2">Pace: 9:28/mile, <text:s/>Mile Splits: 9:31, 9:36, 9:26, and 53s for the last 0.11 miles <text:s text:c="2"/></text:span></text:p>
      <text:p text:style-name="P10">Warm down:<text:span text:style-name="T2"> 5 minute walk</text:span></text:p>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8843671284391571284"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text:soft-page-break/></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10T09:29:04.78</dc:date>
    <dc:creator>James Lombardi</dc:creator>
    <meta:editing-duration>P9DT22H25M23S</meta:editing-duration>
    <meta:editing-cycles>851</meta:editing-cycles>
    <meta:generator>OpenOffice/4.1.2$Win32 OpenOffice.org_project/412m3$Build-9782</meta:generator>
    <meta:document-statistic meta:table-count="0" meta:image-count="9" meta:object-count="0" meta:page-count="96" meta:paragraph-count="2576" meta:word-count="29220" meta:character-count="149380"/>
  </office:meta>
</office:document-meta>
</file>